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3.4945in"/>
    </style:style>
    <style:style style:name="co3" style:family="table-column">
      <style:table-column-properties fo:break-before="auto" style:column-width="3.0028in"/>
    </style:style>
    <style:style style:name="co4" style:family="table-column">
      <style:table-column-properties fo:break-before="auto" style:column-width="1.2008in"/>
    </style:style>
    <style:style style:name="co5" style:family="table-column">
      <style:table-column-properties fo:break-before="auto" style:column-width="6.8846in"/>
    </style:style>
    <style:style style:name="co6" style:family="table-column">
      <style:table-column-properties fo:break-before="auto" style:column-width="7.2925in"/>
    </style:style>
    <style:style style:name="co7" style:family="table-column">
      <style:table-column-properties fo:break-before="auto" style:column-width="5.2335in"/>
    </style:style>
    <style:style style:name="co8" style:family="table-column">
      <style:table-column-properties fo:break-before="auto" style:column-width="2.798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7.7217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72in" fo:break-before="auto" style:use-optimal-row-height="true"/>
    </style:style>
    <style:style style:name="ro5" style:family="table-row">
      <style:table-row-properties style:row-height="0.2736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2pt" style:language-asian="zh" style:country-asian="CN" style:font-style-asian="normal" style:font-weight-asian="bold" style:font-name-complex="Noto Sans Arabic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Noto Sans Arabic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6pt" fo:font-weight="bold" style:font-size-asian="16pt" style:font-size-complex="16pt" style:font-weight-asian="bold" style:font-weight-complex="bold"/>
    </style:style>
    <style:style style:name="T2" style:family="text">
      <style:text-properties fo:font-size="12pt" fo:font-weight="bold" style:font-size-asian="12pt" style:font-size-complex="12pt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2">
          <table:table-cell/>
          <table:table-cell office:value-type="string" calcext:value-type="string">
            <text:p>Ah, that’s a beautiful evolution story — simple, profound, and layered. Here’s a clear, crisp narrative framework you can use to explain your brand vision and the future of convergence through your number/hex system:</text:p>
            <text:p/>
            <text:p><text:span text:style-name="T1">🔥 CE 206 Brand Evolution Mythos</text:span></text:p>
            <text:p><text:span text:style-name="T2">1. E — Everything</text:span></text:p>
            <text:p>The primal state.</text:p>
            <text:p>All resources, entities, and systems in chaos or potential, but unorganized.</text:p>
            <text:p>The origin — the seed of all energy and information.</text:p>
            <text:p>Symbol: E (Hex E, Decimal 14)</text:p>
            <text:p/>
            <text:p><text:span text:style-name="T2">2. CE — Compute Everything</text:span></text:p>
            <text:p>The company today — your present identity.</text:p>
            <text:p>The conscious effort to organize, compute, and harness all that energy.</text:p>
            <text:p>A singular entity computing everything within its domain.</text:p>
            <text:p>Symbol: CE (Hex CE, Decimal 206)</text:p>
            <text:p>Mission: “Compute Everything” — to unify and transform.</text:p>
            <text:p/>
            <text:p><text:span text:style-name="T2">3. 8CE — The Merge</text:span></text:p>
            <text:p>The next stage — eight companies join as one entity.</text:p>
            <text:p>A collective intelligence emerges.</text:p>
            <text:p>The brand, services, and energy multiply by collaboration and fusion.</text:p>
            <text:p>Symbol: 8CE (Hex 8CE, Decimal 2254)</text:p>
            <text:p>Vision: “One Entity, Many Minds.” The power of many, computing as one.</text:p>
            <text:p/>
            <text:p><text:span text:style-name="T1">🚀 Brand Story Messaging</text:span></text:p>
            <text:p>“It began as ‘E’ — Everything, unbounded and raw.</text:p>
            <text:p>Then came CE — Compute Everything — our company’s present form, harnessing and organizing.</text:p>
            <text:p>The future is 8CE — a fusion of eight entities into one energy, one intelligence, one mission.”</text:p>
            <text:p/>
            <text:p><text:span text:style-name="T1">🔠 Visual &amp; UX Ideas</text:span></text:p>
            <text:p>Logo progression:</text:p>
            <text:p>Show E morphing into CE, then multiplying into 8CE clusters.</text:p>
            <text:p>Website interactive timeline:</text:p>
            <text:p>Scroll or click to explore each phase, with visuals of energy flow and company merger.</text:p>
            <text:p>Brand voice:</text:p>
            <text:p>Crisp, visionary, inclusive — speaking about unity, energy, and computation.</text:p>
            <text:p/>
            <text:p><text:span text:style-name="T1">🧩 Strategic Moves for CE 206</text:span></text:p>
            <text:p>Position yourself as the core node of a future network of companies.</text:p>
            <text:p>Start with services designed to enable collaboration and integration between companies (tools, APIs, platforms).</text:p>
            <text:p>Build the story of “joining hands, computing together” into your pitches, presentations, and marketing.</text:p>
            <text:p/>
            <text:p>Would you like me to draft:</text:p>
            <text:p>A founder’s statement based on this?</text:p>
            <text:p>A homepage narrative flow around E → CE → 8CE?</text:p>
            <text:p>A visual concept or logo ideas for this progression?</text:p>
            <text:p>This framework is gold — it ties your tech, vision, and branding into a seamless future story.</text:p>
            <text:p/>
          </table:table-cell>
          <table:table-cell/>
        </table:table-row>
      </table:table>
      <table:table table:name="Sheet2" table:style-name="ta1">
        <table:table-column table:style-name="co4" table:default-cell-style-name="Default"/>
        <table:table-column table:style-name="co5" table:default-cell-style-name="ce1"/>
        <table:table-column table:style-name="co5" table:number-columns-repeated="16382" table:default-cell-style-name="Default"/>
        <table:table-row table:style-name="ro1">
          <table:table-cell/>
          <table:table-cell table:style-name="Default"/>
          <table:table-cell table:number-columns-repeated="16382"/>
        </table:table-row>
        <table:table-row table:style-name="ro3">
          <table:table-cell/>
          <table:table-cell office:value-type="string" calcext:value-type="string">
            <text:p>Awesome! Since your company CE 206 (Compute Everything) is all about web development + marketing to unite companies under the energy and convergence vision, your website should reflect that futuristic, unifying energy theme while clearly showcasing your services and mission.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Here’s a comprehensive outline and content ideas for your website, including copy, structure, and UX concepts:</text:p>
          </table:table-cell>
          <table:table-cell table:number-columns-repeated="16382"/>
        </table:table-row>
        <table:table-row table:style-name="ro1">
          <table:table-cell/>
          <table:table-cell table:style-name="ce2"/>
          <table:table-cell table:number-columns-repeated="16382"/>
        </table:table-row>
        <table:table-row table:style-name="ro4">
          <table:table-cell/>
          <table:table-cell table:style-name="ce3" office:value-type="string" calcext:value-type="string">
            <text:p>CE 206 Website Content &amp; Structure</text:p>
          </table:table-cell>
          <table:table-cell table:number-columns-repeated="16382"/>
        </table:table-row>
        <table:table-row table:style-name="ro5">
          <table:table-cell/>
          <table:table-cell table:style-name="ce4" office:value-type="string" calcext:value-type="string">
            <text:p>1. Homepage — The Future Is Merge</text:p>
          </table:table-cell>
          <table:table-cell table:number-columns-repeated="16382"/>
        </table:table-row>
        <table:table-row table:style-name="ro6">
          <table:table-cell/>
          <table:table-cell table:style-name="ce5" office:value-type="string" calcext:value-type="string">
            <text:p>Hero Section</text:p>
          </table:table-cell>
          <table:table-cell table:number-columns-repeated="16382"/>
        </table:table-row>
        <table:table-row table:style-name="ro1">
          <table:table-cell/>
          <table:table-cell table:style-name="ce6" office:value-type="string" calcext:value-type="string">
            <text:p>Headline:</text:p>
          </table:table-cell>
          <table:table-cell table:number-columns-repeated="16382"/>
        </table:table-row>
        <table:table-row table:style-name="ro1">
          <table:table-cell/>
          <table:table-cell table:style-name="ce7" office:value-type="string" calcext:value-type="string">
            <text:p>“CE 206 — Compute Everything, Connect Everyone.”</text:p>
          </table:table-cell>
          <table:table-cell table:number-columns-repeated="16382"/>
        </table:table-row>
        <table:table-row table:style-name="ro1">
          <table:table-cell/>
          <table:table-cell table:style-name="ce6" office:value-type="string" calcext:value-type="string">
            <text:p>Subheadline:</text:p>
          </table:table-cell>
          <table:table-cell table:number-columns-repeated="16382"/>
        </table:table-row>
        <table:table-row table:style-name="ro1">
          <table:table-cell/>
          <table:table-cell table:style-name="ce7" office:value-type="string" calcext:value-type="string">
            <text:p>“Building digital bridges and marketing channels that unite companies into one powerful entity.”</text:p>
          </table:table-cell>
          <table:table-cell table:number-columns-repeated="16382"/>
        </table:table-row>
        <table:table-row table:style-name="ro1">
          <table:table-cell/>
          <table:table-cell table:style-name="ce6" office:value-type="string" calcext:value-type="string">
            <text:p>Call to Action (CTA):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“Join the Merge” (contact form)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“Explore Our Vision” (scroll down)</text:p>
          </table:table-cell>
          <table:table-cell table:number-columns-repeated="16382"/>
        </table:table-row>
        <table:table-row table:style-name="ro1">
          <table:table-cell/>
          <table:table-cell table:style-name="ce6" office:value-type="string" calcext:value-type="string">
            <text:p>Background/Visual: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Dynamic solar-inspired animation pulsing with binary codes E → CE → 8CE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Abstract network/web of nodes converging into one bright center (the CE 206 logo)</text:p>
          </table:table-cell>
          <table:table-cell table:number-columns-repeated="16382"/>
        </table:table-row>
        <table:table-row table:style-name="ro1">
          <table:table-cell/>
          <table:table-cell table:style-name="ce2"/>
          <table:table-cell table:number-columns-repeated="16382"/>
        </table:table-row>
        <table:table-row table:style-name="ro5">
          <table:table-cell/>
          <table:table-cell table:style-name="ce4" office:value-type="string" calcext:value-type="string">
            <text:p>2. Our Mission — The Merge Protocol</text:p>
          </table:table-cell>
          <table:table-cell table:number-columns-repeated="16382"/>
        </table:table-row>
        <table:table-row table:style-name="ro1">
          <table:table-cell/>
          <table:table-cell table:style-name="ce6" office:value-type="string" calcext:value-type="string">
            <text:p>Headline:</text:p>
          </table:table-cell>
          <table:table-cell table:number-columns-repeated="16382"/>
        </table:table-row>
        <table:table-row table:style-name="ro1">
          <table:table-cell/>
          <table:table-cell table:style-name="ce7" office:value-type="string" calcext:value-type="string">
            <text:p>“From E to CE to 8CE: The Future of Collaboration”</text:p>
          </table:table-cell>
          <table:table-cell table:number-columns-repeated="16382"/>
        </table:table-row>
        <table:table-row table:style-name="ro1">
          <table:table-cell/>
          <table:table-cell table:style-name="ce6" office:value-type="string" calcext:value-type="string">
            <text:p>Copy:</text:p>
          </table:table-cell>
          <table:table-cell table:number-columns-repeated="16382"/>
        </table:table-row>
        <table:table-row table:style-name="ro7">
          <table:table-cell/>
          <table:table-cell table:style-name="ce7" office:value-type="string" calcext:value-type="string">
            <text:p>At CE 206, we believe the future belongs to those who join forces — companies, ideas, and energy — into a unified digital ecosystem.</text:p>
          </table:table-cell>
          <table:table-cell table:number-columns-repeated="16382"/>
        </table:table-row>
        <table:table-row table:style-name="ro7">
          <table:table-cell/>
          <table:table-cell office:value-type="string" calcext:value-type="string">
            <text:p>We build web platforms and craft marketing strategies designed to bring companies together, amplify their shared energy, and transform them into one unstoppable entity.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Because in tomorrow’s world, energy is the only currency — and connection is the only way forward.</text:p>
          </table:table-cell>
          <table:table-cell table:number-columns-repeated="16382"/>
        </table:table-row>
        <table:table-row table:style-name="ro1">
          <table:table-cell/>
          <table:table-cell table:style-name="ce2"/>
          <table:table-cell table:number-columns-repeated="16382"/>
        </table:table-row>
        <table:table-row table:style-name="ro5">
          <table:table-cell/>
          <table:table-cell table:style-name="ce4" office:value-type="string" calcext:value-type="string">
            <text:p>3. Services — Build. Connect. Amplify.</text:p>
          </table:table-cell>
          <table:table-cell table:number-columns-repeated="16382"/>
        </table:table-row>
        <table:table-row table:style-name="ro6">
          <table:table-cell/>
          <table:table-cell table:style-name="ce5" office:value-type="string" calcext:value-type="string">
            <text:p>Web Development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Custom websites designed to scale with your growing network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Efficient, energy-optimized code for speed and sustainability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Integration platforms that enable seamless data and energy sharing between companies</text:p>
          </table:table-cell>
          <table:table-cell table:number-columns-repeated="16382"/>
        </table:table-row>
        <table:table-row table:style-name="ro6">
          <table:table-cell/>
          <table:table-cell table:style-name="ce5" office:value-type="string" calcext:value-type="string">
            <text:p>Marketing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Collaborative campaigns that amplify joint brands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Content strategies that reflect the unified energy vision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Digital ecosystems built to connect customers and partners at scale</text:p>
          </table:table-cell>
          <table:table-cell table:number-columns-repeated="16382"/>
        </table:table-row>
        <table:table-row table:style-name="ro1">
          <table:table-cell/>
          <table:table-cell table:style-name="ce2"/>
          <table:table-cell table:number-columns-repeated="16382"/>
        </table:table-row>
        <table:table-row table:style-name="ro5">
          <table:table-cell/>
          <table:table-cell table:style-name="ce4" office:value-type="string" calcext:value-type="string">
            <text:p>4. The Merge Process — How We Unite Companies</text:p>
          </table:table-cell>
          <table:table-cell table:number-columns-repeated="16382"/>
        </table:table-row>
        <table:table-row table:style-name="ro1">
          <table:table-cell/>
          <table:table-cell table:style-name="ce6" office:value-type="string" calcext:value-type="string">
            <text:p>Visual timeline or flowchart:</text:p>
          </table:table-cell>
          <table:table-cell table:number-columns-repeated="16382"/>
        </table:table-row>
        <table:table-row table:style-name="ro1">
          <table:table-cell/>
          <table:table-cell table:style-name="ce6" office:value-type="string" calcext:value-type="string">
            <text:p>Phase 1: Discovery (E) — Identify and analyze individual company energy and goals.</text:p>
          </table:table-cell>
          <table:table-cell table:number-columns-repeated="16382"/>
        </table:table-row>
        <table:table-row table:style-name="ro1">
          <table:table-cell/>
          <table:table-cell table:style-name="ce6" office:value-type="string" calcext:value-type="string">
            <text:p>Phase 2: Compute Everything (CE) — Develop digital infrastructure and marketing to integrate systems.</text:p>
          </table:table-cell>
          <table:table-cell table:number-columns-repeated="16382"/>
        </table:table-row>
        <table:table-row table:style-name="ro7">
          <table:table-cell/>
          <table:table-cell table:style-name="ce6" office:value-type="string" calcext:value-type="string">
            <text:p>Phase 3: Merge (8CE) — Launch collaborative platforms and campaigns that unify multiple companies into one ecosystem.</text:p>
          </table:table-cell>
          <table:table-cell table:number-columns-repeated="16382"/>
        </table:table-row>
        <table:table-row table:style-name="ro1">
          <table:table-cell/>
          <table:table-cell table:style-name="ce2"/>
          <table:table-cell table:number-columns-repeated="16382"/>
        </table:table-row>
        <table:table-row table:style-name="ro5">
          <table:table-cell/>
          <table:table-cell table:style-name="ce4" office:value-type="string" calcext:value-type="string">
            <text:p>5. About Us — Who We Are</text:p>
          </table:table-cell>
          <table:table-cell table:number-columns-repeated="16382"/>
        </table:table-row>
        <table:table-row table:style-name="ro1">
          <table:table-cell/>
          <table:table-cell table:style-name="ce6" office:value-type="string" calcext:value-type="string">
            <text:p>Copy snippet:</text:p>
          </table:table-cell>
          <table:table-cell table:number-columns-repeated="16382"/>
        </table:table-row>
        <table:table-row table:style-name="ro7">
          <table:table-cell/>
          <table:table-cell table:style-name="ce7" office:value-type="string" calcext:value-type="string">
            <text:p>CE 206 is the core node in a network of convergence. We’re not just developers or marketers; we are architects of the energy that will fuel tomorrow’s unified economy.</text:p>
          </table:table-cell>
          <table:table-cell table:number-columns-repeated="16382"/>
        </table:table-row>
        <table:table-row table:style-name="ro7">
          <table:table-cell/>
          <table:table-cell office:value-type="string" calcext:value-type="string">
            <text:p>Our name means “Compute Everything,” because we believe every action, every code, every connection is a form of energy computation driving the future.</text:p>
          </table:table-cell>
          <table:table-cell table:number-columns-repeated="16382"/>
        </table:table-row>
        <table:table-row table:style-name="ro1">
          <table:table-cell/>
          <table:table-cell table:style-name="ce2"/>
          <table:table-cell table:number-columns-repeated="16382"/>
        </table:table-row>
        <table:table-row table:style-name="ro5">
          <table:table-cell/>
          <table:table-cell table:style-name="ce4" office:value-type="string" calcext:value-type="string">
            <text:p>6. Contact — Join the Merge</text:p>
          </table:table-cell>
          <table:table-cell table:number-columns-repeated="16382"/>
        </table:table-row>
        <table:table-row table:style-name="ro1">
          <table:table-cell/>
          <table:table-cell table:style-name="ce6" office:value-type="string" calcext:value-type="string">
            <text:p>Call to action: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Get in touch to start your company’s journey to 8CE.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Simple form + calendar link for consultations.</text:p>
          </table:table-cell>
          <table:table-cell table:number-columns-repeated="16382"/>
        </table:table-row>
        <table:table-row table:style-name="ro1">
          <table:table-cell/>
          <table:table-cell table:style-name="ce2"/>
          <table:table-cell table:number-columns-repeated="16382"/>
        </table:table-row>
        <table:table-row table:style-name="ro4">
          <table:table-cell/>
          <table:table-cell table:style-name="ce3" office:value-type="string" calcext:value-type="string">
            <text:p>Bonus UX / Visual Ideas</text:p>
          </table:table-cell>
          <table:table-cell table:number-columns-repeated="16382"/>
        </table:table-row>
        <table:table-row table:style-name="ro7">
          <table:table-cell/>
          <table:table-cell table:style-name="ce6" office:value-type="string" calcext:value-type="string">
            <text:p>Interactive Binary Code Animation: Show your number/hex pattern (E → CE → 8CE) as visitors scroll. Each stage unlocks more content.</text:p>
          </table:table-cell>
          <table:table-cell table:number-columns-repeated="16382"/>
        </table:table-row>
        <table:table-row table:style-name="ro1">
          <table:table-cell/>
          <table:table-cell table:style-name="ce6" office:value-type="string" calcext:value-type="string">
            <text:p>Energy Pulse Cursor: Subtle glowing effect following mouse movements.</text:p>
          </table:table-cell>
          <table:table-cell table:number-columns-repeated="16382"/>
        </table:table-row>
        <table:table-row table:style-name="ro7">
          <table:table-cell/>
          <table:table-cell table:style-name="ce6" office:value-type="string" calcext:value-type="string">
            <text:p>Collaborative Network Map: A visual representation of companies “joining hands” — clickable logos or icons expanding into case studies or testimonials.</text:p>
          </table:table-cell>
          <table:table-cell table:number-columns-repeated="16382"/>
        </table:table-row>
        <table:table-row table:style-name="ro7">
          <table:table-cell/>
          <table:table-cell table:style-name="ce6" office:value-type="string" calcext:value-type="string">
            <text:p>Dark Mode with Solar Accent Colors: Deep black background with solar gold, plasma white, and infrared red highlights.</text:p>
          </table:table-cell>
          <table:table-cell table:number-columns-repeated="16382"/>
        </table:table-row>
        <table:table-row table:style-name="ro1">
          <table:table-cell/>
          <table:table-cell table:style-name="ce2"/>
          <table:table-cell table:number-columns-repeated="16382"/>
        </table:table-row>
      </table:table>
      <table:table table:name="Sheet3" table:style-name="ta1">
        <table:table-column table:style-name="co1" table:default-cell-style-name="Default"/>
        <table:table-column table:style-name="co6" table:default-cell-style-name="ce1"/>
        <table:table-row table:style-name="ro1">
          <table:table-cell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Founder Statement</text:p>
          </table:table-cell>
        </table:table-row>
        <table:table-row table:style-name="ro5">
          <table:table-cell/>
          <table:table-cell table:style-name="ce4" office:value-type="string" calcext:value-type="string">
            <text:p>Founder’s Statement — CE 206</text:p>
          </table:table-cell>
        </table:table-row>
        <table:table-row table:style-name="ro3">
          <table:table-cell/>
          <table:table-cell office:value-type="string" calcext:value-type="string">
            <text:p>At CE 206, we stand at the edge of a new era — one where the boundaries between companies, technology, and humanity dissolve. In this future, the only true commodity left is energy — the force that powers everything from ideas to industries, from code to consciousness.</text:p>
          </table:table-cell>
        </table:table-row>
        <table:table-row table:style-name="ro7">
          <table:table-cell/>
          <table:table-cell office:value-type="string" calcext:value-type="string">
            <text:p>I founded CE 206 with a clear purpose: to Compute Everything — to build digital bridges and marketing systems that bring companies together, not as competitors, but as collaborators united by a common energy and vision.</text:p>
          </table:table-cell>
        </table:table-row>
        <table:table-row table:style-name="ro3">
          <table:table-cell/>
          <table:table-cell office:value-type="string" calcext:value-type="string">
            <text:p>Our journey begins at E — Everything, the primal state of untapped potential. Today, as CE, we harness and organize this energy. Tomorrow, as 8CE, we will become a collective intelligence — many companies, one entity, moving forward as one powerful force.</text:p>
          </table:table-cell>
        </table:table-row>
        <table:table-row table:style-name="ro7">
          <table:table-cell/>
          <table:table-cell office:value-type="string" calcext:value-type="string">
            <text:p>CE 206 is not just a web development and marketing company. We are architects of convergence, engineers of energy, and facilitators of the future economy — where connection is the currency and collaboration is the code.</text:p>
          </table:table-cell>
        </table:table-row>
        <table:table-row table:style-name="ro1">
          <table:table-cell/>
          <table:table-cell office:value-type="string" calcext:value-type="string">
            <text:p>Join us. Let’s compute everything — and together, create the energy that drives the future.</text:p>
          </table:table-cell>
        </table:table-row>
        <table:table-row table:style-name="ro1">
          <table:table-cell/>
          <table:table-cell office:value-type="string" calcext:value-type="string">
            <text:p>— [Your Name]</text:p>
          </table:table-cell>
        </table:table-row>
        <table:table-row table:style-name="ro1">
          <table:table-cell/>
          <table:table-cell office:value-type="string" calcext:value-type="string">
            <text:p>Founder &amp; CEO, CE 206</text:p>
          </table:table-cell>
        </table:table-row>
      </table:table>
      <table:table table:name="Sheet4" table:style-name="ta1">
        <table:table-column table:style-name="co1" table:default-cell-style-name="Default"/>
        <table:table-column table:style-name="co7" table:default-cell-style-name="ce1"/>
        <table:table-column table:style-name="co8" table:default-cell-style-name="Default"/>
        <table:table-row table:style-name="ro1" table:number-rows-repeated="2">
          <table:table-cell/>
          <table:table-cell table:style-name="Default"/>
          <table:table-cell/>
        </table:table-row>
        <table:table-row table:style-name="ro7">
          <table:table-cell/>
          <table:table-cell office:value-type="string" calcext:value-type="string" table:number-columns-spanned="2" table:number-rows-spanned="1">
            <text:p>Fantastic — using Next.js gives you powerful performance and flexibility, especially for something visionary like CE 206. Let’s design around your core concepts:</text:p>
          </table:table-cell>
          <table:covered-table-cell/>
        </table:table-row>
        <table:table-row table:style-name="ro1">
          <table:table-cell/>
          <table:table-cell table:style-name="ce2" table:number-columns-spanned="2" table:number-rows-spanned="1"/>
          <table:covered-table-cell/>
        </table:table-row>
        <table:table-row table:style-name="ro4">
          <table:table-cell/>
          <table:table-cell table:style-name="ce3" office:value-type="string" calcext:value-type="string" table:number-columns-spanned="2" table:number-rows-spanned="1">
            <text:p>🧠 Brand Pillars to Reflect in Design</text:p>
          </table:table-cell>
          <table:covered-table-cell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Energy: solar, radiant, pulsing</text:p>
          </table:table-cell>
          <table:covered-table-cell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Computation: clean grids, binary/hex motifs</text:p>
          </table:table-cell>
          <table:covered-table-cell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Convergence: merging lines, networks, fusion</text:p>
          </table:table-cell>
          <table:covered-table-cell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The Future: minimalist, dark mode, animated depth</text:p>
          </table:table-cell>
          <table:covered-table-cell/>
        </table:table-row>
        <table:table-row table:style-name="ro1">
          <table:table-cell/>
          <table:table-cell table:style-name="ce2" table:number-columns-spanned="2" table:number-rows-spanned="1"/>
          <table:covered-table-cell/>
        </table:table-row>
        <table:table-row table:style-name="ro4">
          <table:table-cell/>
          <table:table-cell table:style-name="ce3" office:value-type="string" calcext:value-type="string" table:number-columns-spanned="2" table:number-rows-spanned="1">
            <text:p>🎨 Logo Design Ideas</text:p>
          </table:table-cell>
          <table:covered-table-cell/>
        </table:table-row>
        <table:table-row table:style-name="ro5">
          <table:table-cell/>
          <table:table-cell table:style-name="ce4" office:value-type="string" calcext:value-type="string" table:number-columns-spanned="2" table:number-rows-spanned="1">
            <text:p>1. Solar Glyph + Hex Symbol</text:p>
          </table:table-cell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Central sunburst or halo symbol with CE in the center</text:p>
          </table:table-cell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Incorporate hex code “CE” subtly in the design (e.g. 0xCE, CE 206)</text:p>
          </table:table-cell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Use converging lines to suggest unification</text:p>
          </table:table-cell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🟡 Color palette:</text:p>
          </table:table-cell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Black background</text:p>
          </table:table-cell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Gold or white light lines</text:p>
          </table:table-cell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Glowing yellow/orange for energy bursts</text:p>
          </table:table-cell>
          <table:covered-table-cell/>
        </table:table-row>
        <table:table-row table:style-name="ro5">
          <table:table-cell/>
          <table:table-cell table:style-name="ce4" office:value-type="string" calcext:value-type="string" table:number-columns-spanned="2" table:number-rows-spanned="1">
            <text:p>2. Binary Sun</text:p>
          </table:table-cell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Stylized sun with rays made of 1s and 0s or hex digits (E, CE, 8CE)</text:p>
          </table:table-cell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Circular design with concentric or spiral motion</text:p>
          </table:table-cell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Sun = "source of all computation"</text:p>
          </table:table-cell>
          <table:covered-table-cell/>
        </table:table-row>
        <table:table-row table:style-name="ro5">
          <table:table-cell/>
          <table:table-cell table:style-name="ce4" office:value-type="string" calcext:value-type="string" table:number-columns-spanned="2" table:number-rows-spanned="1">
            <text:p>3. Merge Symbol</text:p>
          </table:table-cell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A logo that looks like multiple companies (dots/nodes) orbiting and fusing into a single CE core</text:p>
          </table:table-cell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Think “8 orbiting particles forming a nucleus”</text:p>
          </table:table-cell>
          <table:covered-table-cell/>
        </table:table-row>
        <table:table-row table:style-name="ro1">
          <table:table-cell/>
          <table:table-cell table:style-name="ce2" table:number-columns-spanned="2" table:number-rows-spanned="1"/>
          <table:covered-table-cell/>
        </table:table-row>
        <table:table-row table:style-name="ro4">
          <table:table-cell/>
          <table:table-cell table:style-name="ce3" office:value-type="string" calcext:value-type="string" table:number-columns-spanned="2" table:number-rows-spanned="1">
            <text:p>🖼️ Banner / Hero Section Ideas</text:p>
          </table:table-cell>
          <table:covered-table-cell/>
        </table:table-row>
        <table:table-row table:style-name="ro6">
          <table:table-cell/>
          <table:table-cell table:style-name="ce5" office:value-type="string" calcext:value-type="string" table:number-columns-spanned="2" table:number-rows-spanned="1">
            <text:p>Concept 1: The Merge Timeline Scroll</text:p>
          </table:table-cell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A horizontal or vertical timeline that visually shows:</text:p>
          </table:table-cell>
          <table:covered-table-cell/>
        </table:table-row>
        <table:table-row table:style-name="ro1">
          <table:table-cell/>
          <table:table-cell table:style-name="ce7" office:value-type="string" calcext:value-type="string" table:number-columns-spanned="2" table:number-rows-spanned="1">
            <text:p>E → CE → 8CE → 108CE → 1008CE</text:p>
          </table:table-cell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Each node pulses with energy or grows brighter as the user scrolls. Add hover/click states to show small messages:</text:p>
          </table:table-cell>
          <table:covered-table-cell/>
        </table:table-row>
        <table:table-row table:style-name="ro1">
          <table:table-cell/>
          <table:table-cell table:style-name="ce7" office:value-type="string" calcext:value-type="string" table:number-columns-spanned="2" table:number-rows-spanned="1">
            <text:p>E = Everything, the beginning</text:p>
          </table:table-cell>
          <table:covered-table-cell/>
        </table:table-row>
        <table:table-row table:style-name="ro1">
          <table:table-cell/>
          <table:table-cell table:style-name="ce7" office:value-type="string" calcext:value-type="string" table:number-columns-spanned="2" table:number-rows-spanned="1">
            <text:p>CE = Compute Everything</text:p>
          </table:table-cell>
          <table:covered-table-cell/>
        </table:table-row>
        <table:table-row table:style-name="ro1">
          <table:table-cell/>
          <table:table-cell table:style-name="ce7" office:value-type="string" calcext:value-type="string" table:number-columns-spanned="2" table:number-rows-spanned="1">
            <text:p>8CE = 8 companies, 1 system</text:p>
          </table:table-cell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🔧 Use Framer Motion or [GSAP] for animations.</text:p>
          </table:table-cell>
          <table:covered-table-cell/>
        </table:table-row>
        <table:table-row table:style-name="ro1">
          <table:table-cell/>
          <table:table-cell table:style-name="ce2" table:number-columns-spanned="2" table:number-rows-spanned="1"/>
          <table:covered-table-cell/>
        </table:table-row>
        <table:table-row table:style-name="ro6">
          <table:table-cell/>
          <table:table-cell table:style-name="ce5" office:value-type="string" calcext:value-type="string" table:number-columns-spanned="2" table:number-rows-spanned="1">
            <text:p>Concept 2: Solar Grid Background</text:p>
          </table:table-cell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A subtle background grid animation like a solar surface with:</text:p>
          </table:table-cell>
          <table:covered-table-cell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Radiating hexagons</text:p>
          </table:table-cell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Faint pulses tied to user scroll</text:p>
          </table:table-cell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Gradually reveals CE 206 name and CTA</text:p>
          </table:table-cell>
          <table:covered-table-cell/>
        </table:table-row>
        <table:table-row table:style-name="ro1">
          <table:table-cell/>
          <table:table-cell table:style-name="ce2" table:number-columns-spanned="2" table:number-rows-spanned="1"/>
          <table:covered-table-cell/>
        </table:table-row>
        <table:table-row table:style-name="ro6">
          <table:table-cell/>
          <table:table-cell table:style-name="ce5" office:value-type="string" calcext:value-type="string" table:number-columns-spanned="2" table:number-rows-spanned="1">
            <text:p>Concept 3: Dark Matter Network</text:p>
          </table:table-cell>
          <table:covered-table-cell/>
        </table:table-row>
        <table:table-row table:style-name="ro7">
          <table:table-cell/>
          <table:table-cell office:value-type="string" calcext:value-type="string" table:number-columns-spanned="2" table:number-rows-spanned="1">
            <text:p>Use a dark background with network lines and glowing nodes that animate and connect as the user scrolls down. The idea is that CE 206 is the central node pulling others in — the Merge.</text:p>
          </table:table-cell>
          <table:covered-table-cell/>
        </table:table-row>
        <table:table-row table:style-name="ro1">
          <table:table-cell/>
          <table:table-cell table:style-name="ce2" table:number-columns-spanned="2" table:number-rows-spanned="1"/>
          <table:covered-table-cell/>
        </table:table-row>
        <table:table-row table:style-name="ro4">
          <table:table-cell/>
          <table:table-cell table:style-name="ce3" office:value-type="string" calcext:value-type="string" table:number-columns-spanned="2" table:number-rows-spanned="1">
            <text:p>🧱 Layout Architecture (Next.js Components)</text:p>
          </table:table-cell>
          <table:covered-table-cell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tsxCopyEdit// Pages you’ll likely need:</text:p>
          </table:table-cell>
          <table:covered-table-cell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- / (Home)</text:p>
          </table:table-cell>
          <table:covered-table-cell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- /vision (Merge Protocol Story)</text:p>
          </table:table-cell>
          <table:covered-table-cell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- /services (Web + Marketing)</text:p>
          </table:table-cell>
          <table:covered-table-cell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- /about (Founder's Statement + Team)</text:p>
          </table:table-cell>
          <table:covered-table-cell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- /contact</text:p>
          </table:table-cell>
          <table:covered-table-cell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// Components:</text:p>
          </table:table-cell>
          <table:covered-table-cell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- &lt;Header /&gt; with animated logo</text:p>
          </table:table-cell>
          <table:covered-table-cell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- &lt;MergeTimeline /&gt; for “E → CE → 8CE”</text:p>
          </table:table-cell>
          <table:covered-table-cell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- &lt;EnergyGrid /&gt; background animation</text:p>
          </table:table-cell>
          <table:covered-table-cell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- &lt;ServiceCard /&gt; reusable for each offering</text:p>
          </table:table-cell>
          <table:covered-table-cell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- &lt;Footer /&gt; with solar-themed contact links</text:p>
          </table:table-cell>
          <table:covered-table-cell/>
        </table:table-row>
        <table:table-row table:style-name="ro1">
          <table:table-cell/>
          <table:table-cell table:style-name="ce9" table:number-columns-spanned="2" table:number-rows-spanned="1"/>
          <table:covered-table-cell/>
        </table:table-row>
        <table:table-row table:style-name="ro4">
          <table:table-cell/>
          <table:table-cell table:style-name="ce3" office:value-type="string" calcext:value-type="string" table:number-columns-spanned="2" table:number-rows-spanned="1">
            <text:p>✍️ Fonts &amp; Style</text:p>
          </table:table-cell>
          <table:covered-table-cell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Font: Use a futuristic geometric font (e.g., Orbitron, Rajdhani, Saira Semi Condensed)</text:p>
          </table:table-cell>
          <table:covered-table-cell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UI Style: Clean, dark-mode first. Glows and gradients in small doses.</text:p>
          </table:table-cell>
          <table:covered-table-cell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Motion: Use soft glows and scroll-based animation to suggest “energy moving.”</text:p>
          </table:table-cell>
          <table:covered-table-cell/>
        </table:table-row>
        <table:table-row table:style-name="ro1">
          <table:table-cell/>
          <table:table-cell table:style-name="ce2" table:number-columns-spanned="2" table:number-rows-spanned="1"/>
          <table:covered-table-cell/>
        </table:table-row>
        <table:table-row table:style-name="ro4">
          <table:table-cell/>
          <table:table-cell table:style-name="ce3" office:value-type="string" calcext:value-type="string" table:number-columns-spanned="2" table:number-rows-spanned="1">
            <text:p>🧰 Tools &amp; Stack Suggestions</text:p>
          </table:table-cell>
          <table:covered-table-cell/>
        </table:table-row>
        <table:table-row table:style-name="ro1">
          <table:table-cell/>
          <table:table-cell table:style-name="ce10" office:value-type="string" calcext:value-type="string">
            <text:p>Tool/Library</text:p>
          </table:table-cell>
          <table:table-cell table:style-name="ce10" office:value-type="string" calcext:value-type="string">
            <text:p>Purpose</text:p>
          </table:table-cell>
        </table:table-row>
        <table:table-row table:style-name="ro1">
          <table:table-cell/>
          <table:table-cell table:style-name="ce6" office:value-type="string" calcext:value-type="string">
            <text:p>Next.js</text:p>
          </table:table-cell>
          <table:table-cell table:style-name="ce1" office:value-type="string" calcext:value-type="string">
            <text:p>Core web framework</text:p>
          </table:table-cell>
        </table:table-row>
        <table:table-row table:style-name="ro1">
          <table:table-cell/>
          <table:table-cell table:style-name="ce6" office:value-type="string" calcext:value-type="string">
            <text:p>Tailwind CSS</text:p>
          </table:table-cell>
          <table:table-cell table:style-name="ce1" office:value-type="string" calcext:value-type="string">
            <text:p>Rapid, clean styling</text:p>
          </table:table-cell>
        </table:table-row>
        <table:table-row table:style-name="ro1">
          <table:table-cell/>
          <table:table-cell table:style-name="ce6" office:value-type="string" calcext:value-type="string">
            <text:p>Framer Motion</text:p>
          </table:table-cell>
          <table:table-cell table:style-name="ce1" office:value-type="string" calcext:value-type="string">
            <text:p>Smooth, performant animations</text:p>
          </table:table-cell>
        </table:table-row>
        <table:table-row table:style-name="ro1">
          <table:table-cell/>
          <table:table-cell table:style-name="ce6" office:value-type="string" calcext:value-type="string">
            <text:p>Heroicons / Lucide</text:p>
          </table:table-cell>
          <table:table-cell table:style-name="ce1" office:value-type="string" calcext:value-type="string">
            <text:p>Iconography</text:p>
          </table:table-cell>
        </table:table-row>
        <table:table-row table:style-name="ro1">
          <table:table-cell/>
          <table:table-cell table:style-name="ce6" office:value-type="string" calcext:value-type="string">
            <text:p>Three.js (optional)</text:p>
          </table:table-cell>
          <table:table-cell table:style-name="ce1" office:value-type="string" calcext:value-type="string">
            <text:p>Add depth with 3D merge orbit scene</text:p>
          </table:table-cell>
        </table:table-row>
        <table:table-row table:style-name="ro1">
          <table:table-cell/>
          <table:table-cell table:style-name="ce2" table:number-columns-spanned="2" table:number-rows-spanned="1"/>
          <table:covered-table-cell/>
        </table:table-row>
        <table:table-row table:style-name="ro4">
          <table:table-cell/>
          <table:table-cell table:style-name="ce3" office:value-type="string" calcext:value-type="string" table:number-columns-spanned="2" table:number-rows-spanned="1">
            <text:p>Want a Starter Layout?</text:p>
          </table:table-cell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I can give you a full boilerplate with:</text:p>
          </table:table-cell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Basic Next.js structure</text:p>
          </table:table-cell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Hero section with animated merge timeline</text:p>
          </table:table-cell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Custom animated logo</text:p>
          </table:table-cell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Tailwind dark theme</text:p>
          </table:table-cell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Scroll-triggered transitions</text:p>
          </table:table-cell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Let me know if you want that setup — I’ll generate the files/code to get you started quickly.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2T12:50:16.823911465</meta:creation-date>
    <dc:date>2025-06-12T15:47:29.979180760</dc:date>
    <meta:editing-duration>PT2H28M1S</meta:editing-duration>
    <meta:editing-cycles>1</meta:editing-cycles>
    <meta:document-statistic meta:table-count="4" meta:cell-count="135" meta:object-count="0"/>
    <meta:generator>LibreOffice/24.8.7.2$Linux_X86_64 LibreOffice_project/f4f281f562fb585d46b0af5755dfe1eb6adc047f</meta:generator>
  </office:meta>
</office:document-meta>
</file>